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office:font-face-decls>
  <office:automatic-styles>
    <style:style style:name="P1" style:family="paragraph" style:parent-style-name="No_20_Spacing" style:list-style-name="WWNum1"/>
    <style:style style:name="P2" style:family="paragraph" style:parent-style-name="No_20_Spacing" style:list-style-name="WWNum4"/>
    <style:style style:name="P3" style:family="paragraph" style:parent-style-name="No_20_Spacing">
      <style:paragraph-properties fo:margin-left="1.27cm" fo:margin-right="0cm" fo:text-indent="0cm" style:auto-text-indent="false"/>
    </style:style>
    <style:style style:name="P4" style:family="paragraph" style:parent-style-name="No_20_Spacing"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_GoBack"/><text:span text:style-name="T1">Notes from 63</text:span><text:span text:style-name="T2">rd</text:span><text:span text:style-name="T1"> AGM 12.03.12 </text:span></text:p>
      <text:p text:style-name="No_20_Spacing"/>
      <text:p text:style-name="No_20_Spacing">Present: Aiora, Djuke, Bela, Nial, Matt, Adrian, Anya, Jess, Wookey, James, Alex, Stuart, Xian Jie, Krista, David, Serena</text:p>
      <text:p text:style-name="No_20_Spacing"/>
      <text:p text:style-name="No_20_Spacing">Accounts: </text:p>
      <text:p text:style-name="No_20_Spacing"/>
      <text:p text:style-name="No_20_Spacing">Thank You:</text:p>
      <text:p text:style-name="No_20_Spacing">To David Molnar for a perfect set of accounts presented on time </text:p>
      <text:p text:style-name="No_20_Spacing">To Olaf and Wookey for donations </text:p>
      <text:p text:style-name="No_20_Spacing">To Jess for organising the annual dinner</text:p>
      <text:p text:style-name="No_20_Spacing"/>
      <text:p text:style-name="No_20_Spacing">Some notes on the accounts: </text:p>
      <text:list xml:id="list18418494911" text:style-name="WWNum1">
        <text:list-item>
          <text:p text:style-name="P1">Meets grant to be split up £800/£200 for safety critical/trips respectively to ensure the whole of the trips budget is spent. </text:p>
        </text:list-item>
        <text:list-item>
          <text:p text:style-name="P1">David’s proposal to have a more flexible meets price for senior cavers to be discussed in the future</text:p>
        </text:list-item>
        <text:list-item>
          <text:p text:style-name="P1">The annual dinner cost is covered by the diner’s subscriptions therefore accounted for and self-funded</text:p>
        </text:list-item>
        <text:list-item>
          <text:p text:style-name="P1">Proposed exchange of the currently unused pocket dragon fund for the inferno machine – to be discussed in a future meeting </text:p>
        </text:list-item>
      </text:list>
      <text:p text:style-name="No_20_Spacing"/>
      <text:p text:style-name="No_20_Spacing">Unanimous thanks and approval of accounts – no substantial objections</text:p>
      <text:p text:style-name="No_20_Spacing"/>
      <text:p text:style-name="No_20_Spacing">Request to David to present accounts in new format now required by the proctors – request to make this into an annual procedure <text:s/></text:p>
      <text:p text:style-name="No_20_Spacing"/>
      <text:p text:style-name="No_20_Spacing">Committee elections:</text:p>
      <text:p text:style-name="No_20_Spacing"/>
      <text:p text:style-name="No_20_Spacing">Order of elections: constitution requires that the President be elected first</text:p>
      <text:p text:style-name="No_20_Spacing"/>
      <text:p text:style-name="No_20_Spacing">Notes on the post of President: a re-distribution of tasks is in order as the post is too onerous for one person:</text:p>
      <text:p text:style-name="P3">Bela + Djuke to organise Fresher’s Fair 2012/13</text:p>
      <text:p text:style-name="P3">No behind the scenes politics</text:p>
      <text:p text:style-name="P3">More overall delegation from President</text:p>
      <text:p text:style-name="No_20_Spacing"/>
      <text:p text:style-name="No_20_Spacing">President</text:p>
      <text:p text:style-name="No_20_Spacing">Aiora: </text:p>
      <text:p text:style-name="No_20_Spacing">Proposed: Wookey; Seconded: Djuke</text:p>
      <text:p text:style-name="No_20_Spacing">Aiora unanimously re-elected</text:p>
      <text:p text:style-name="No_20_Spacing"/>
      <text:p text:style-name="No_20_Spacing">Secretary </text:p>
      <text:p text:style-name="No_20_Spacing">Bela:</text:p>
      <text:p text:style-name="No_20_Spacing">Proposed: Djuke; Seconded: Aiora</text:p>
      <text:p text:style-name="No_20_Spacing">Bela unanimously elected</text:p>
      <text:p text:style-name="No_20_Spacing"/>
      <text:p text:style-name="No_20_Spacing">Treasurer</text:p>
      <text:p text:style-name="No_20_Spacing">Stuart: </text:p>
      <text:p text:style-name="No_20_Spacing">Proposed: Djuke; Seconded: Jess</text:p>
      <text:p text:style-name="No_20_Spacing">Stuart unanimously elected</text:p>
      <text:p text:style-name="No_20_Spacing"><text:soft-page-break/></text:p>
      <text:p text:style-name="No_20_Spacing">Senior Treasurer</text:p>
      <text:p text:style-name="No_20_Spacing">James:</text:p>
      <text:p text:style-name="No_20_Spacing">Proposed: Aiora; Seconded: Djuke</text:p>
      <text:p text:style-name="No_20_Spacing">James unanimously re-elected</text:p>
      <text:p text:style-name="No_20_Spacing"/>
      <text:p text:style-name="No_20_Spacing">Tackle-master </text:p>
      <text:p text:style-name="No_20_Spacing">Xian Jie Tay:</text:p>
      <text:p text:style-name="No_20_Spacing">Proposed: Aiora; Seconded: Jess</text:p>
      <text:p text:style-name="No_20_Spacing">Xian Jie Tay unanimously elected</text:p>
      <text:p text:style-name="No_20_Spacing"/>
      <text:p text:style-name="No_20_Spacing">Meets secretary: [A note of Thank You to Matt for doing a great job]</text:p>
      <text:p text:style-name="No_20_Spacing">Matt:</text:p>
      <text:p text:style-name="No_20_Spacing">Proposed: Aiora; Seconded: Nial</text:p>
      <text:p text:style-name="No_20_Spacing">Matt unanimously re-elected</text:p>
      <text:p text:style-name="No_20_Spacing"/>
      <text:p text:style-name="No_20_Spacing">Web Master</text:p>
      <text:p text:style-name="No_20_Spacing">Wookey:</text:p>
      <text:p text:style-name="No_20_Spacing">Proposed: Aiora; Seconded: Jess</text:p>
      <text:p text:style-name="No_20_Spacing">Wookey unanimously re-elected</text:p>
      <text:p text:style-name="No_20_Spacing"/>
      <text:p text:style-name="No_20_Spacing">Librarian</text:p>
      <text:p text:style-name="No_20_Spacing">David:</text:p>
      <text:p text:style-name="No_20_Spacing">Proposed: Djuke; Seconded: Aiora</text:p>
      <text:p text:style-name="No_20_Spacing">David unanimously elected</text:p>
      <text:p text:style-name="No_20_Spacing"/>
      <text:p text:style-name="No_20_Spacing">Lamppost</text:p>
      <text:p text:style-name="No_20_Spacing">Adrian:</text:p>
      <text:p text:style-name="No_20_Spacing">Proposed: Nial; Seconded: Alex</text:p>
      <text:p text:style-name="No_20_Spacing">Adrian unanimously elected</text:p>
      <text:p text:style-name="No_20_Spacing"/>
      <text:p text:style-name="No_20_Spacing">Training officer</text:p>
      <text:p text:style-name="No_20_Spacing">Stuart:</text:p>
      <text:p text:style-name="No_20_Spacing">Proposed: Djuke; Seconded: Nial</text:p>
      <text:p text:style-name="No_20_Spacing">Stuart unanimously elected</text:p>
      <text:p text:style-name="No_20_Spacing"/>
      <text:p text:style-name="No_20_Spacing">Social secretary – UNELECTED AT PRESENT</text:p>
      <text:p text:style-name="No_20_Spacing">Advisable to have a student in this post</text:p>
      <text:p text:style-name="No_20_Spacing"/>
      <text:p text:style-name="No_20_Spacing">New post proposed and confirmed:</text:p>
      <text:p text:style-name="No_20_Spacing">Lunch Officer – UNELECTED AT PRESENT</text:p>
      <text:p text:style-name="No_20_Spacing">(Positive references of the times gone by when Olly Stevens was Lunch Officer)</text:p>
      <text:p text:style-name="No_20_Spacing">Advisable to have an undergraduate in this post</text:p>
      <text:p text:style-name="No_20_Spacing"/>
      <text:p text:style-name="No_20_Spacing">ELECTIONS CONCLUDED </text:p>
      <text:p text:style-name="No_20_Spacing">A ROUND OF THANKS TO THE RETIRING COMMITTEE, JOINTLY AND SEVERALLY </text:p>
      <text:p text:style-name="No_20_Spacing"/>
      <text:p text:style-name="No_20_Spacing">Further notes and issues: </text:p>
      <text:list xml:id="list205980233" text:style-name="WWNum4">
        <text:list-item>
          <text:p text:style-name="P2">Honorary Membership for David proposed by Aiora: unanimous approval from the members present</text:p>
        </text:list-item>
      </text:list>
      <text:p text:style-name="P3"/>
      <text:list xml:id="list363057525" text:continue-numbering="true" text:style-name="WWNum4">
        <text:list-item>
          <text:p text:style-name="P2"><text:soft-page-break/>Approval of suggestion of plenary members of the committee drawn from CUCC novices and undergraduates. Start drawing them in now so they are elected to the committee next year </text:p>
        </text:list-item>
      </text:list>
      <text:p text:style-name="No_20_Spacing"/>
      <text:list xml:id="list539083468" text:continue-numbering="true" text:style-name="WWNum4">
        <text:list-item>
          <text:p text:style-name="P2">Proposal to join main and admin list to increase communication with main list: various ideas aired – e.g. A. have a general list + optional chat list which general members could opt into B. Simply send more e-mails (on appropriate caving gear related discussions) to the main list and organise more socials (lunches) C. Anyone who has been on at least one caving trip could join the admin list </text:p>
        </text:list-item>
      </text:list>
      <text:p text:style-name="P3"/>
      <text:p text:style-name="P3">Nial: would you then notice the important e-mails e.g. on caving meets or would these get drowned out among other e-mails? </text:p>
      <text:p text:style-name="No_20_Spacing"><text:tab/></text:p>
      <text:list xml:id="list1717265841" text:continue-numbering="true" text:style-name="WWNum4">
        <text:list-item>
          <text:p text:style-name="P2">Wookey volunteers to build a new squeeze machine for CUCC </text:p>
        </text:list-item>
      </text:list>
      <text:p text:style-name="P3"/>
      <text:list xml:id="list1319039780" text:continue-numbering="true" text:style-name="WWNum4">
        <text:list-item>
          <text:p text:style-name="P2">Aiora to inform the proctors on the names of the new Junior Treasurer, Secretary and President ASAP</text:p>
        </text:list-item>
      </text:list>
      <text:p text:style-name="No_20_Spacing"/>
      <text:p text:style-name="No_20_Spacing">Aiora proposes the ex-committee and the new one retire to the Anchor. Issue 3 to be left to a future committee meeting</text:p>
      <text:p text:style-name="No_20_Spacing"/>
      <text:p text:style-name="No_20_Spacing">Meeting ends 9.10pm</text:p>
      <text:p text:style-name="No_20_Spacing"/>
      <text:p text:style-name="No_20_Spacing"/>
      <text:p text:style-name="No_20_Spacing"><text:bookmark-end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Arrunta"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Arrunta"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Arrunta"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a</meta:initial-creator>
    <dc:creator>Krista</dc:creator>
    <meta:editing-cycles>10</meta:editing-cycles>
    <meta:creation-date>2012-03-12T20:02:00</meta:creation-date>
    <dc:date>2012-03-14T15:49:00</dc:date>
    <meta:editing-duration>PT1M48S</meta:editing-duration>
    <meta:generator>LibreOffice/3.5$Linux_X86_64 LibreOffice_project/350m1$Build-2</meta:generator>
    <meta:document-statistic meta:table-count="0" meta:image-count="0" meta:object-count="0" meta:page-count="3" meta:paragraph-count="78" meta:word-count="583" meta:character-count="2346" meta:non-whitespace-character-count="30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